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Arial" fo:font-size="10pt" fo:font-style="normal" fo:font-weight="normal" style:font-size-asian="10pt" style:font-style-asian="normal" style:font-weight-asian="normal" style:font-weight-complex="normal"/>
    </style:style>
    <style:style style:name="P2" style:family="paragraph" style:parent-style-name="Standard">
      <style:text-properties fo:color="#000000" loext:opacity="100%" style:font-name="Arial" fo:font-size="10pt" fo:font-style="normal" fo:font-weight="normal" officeooo:rsid="000751e7" officeooo:paragraph-rsid="000751e7" style:font-size-asian="10pt" style:font-style-asian="normal" style:font-weight-asian="normal" style:font-weight-complex="normal"/>
    </style:style>
    <style:style style:name="P3" style:family="paragraph" style:parent-style-name="Standard">
      <style:text-properties fo:color="#000000" loext:opacity="100%" style:font-name="Arial" fo:font-size="14pt" fo:font-style="normal" style:text-underline-style="solid" style:text-underline-width="auto" style:text-underline-color="font-color" fo:font-weight="normal" officeooo:rsid="000751e7" officeooo:paragraph-rsid="000751e7" style:font-size-asian="14pt" style:font-style-asian="normal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style:text-underline-style="none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fo:color="#000000" loext:opacity="100%" style:font-name="Arial" fo:font-size="10pt" fo:font-style="normal" style:text-underline-style="none" fo:font-weight="normal" officeooo:rsid="000751e7" officeooo:paragraph-rsid="000751e7" style:font-size-asian="8.75pt" style:font-style-asian="normal" style:font-weight-asian="normal" style:font-size-complex="10pt" style:font-weight-complex="normal"/>
    </style:style>
    <style:style style:name="P6" style:family="paragraph" style:parent-style-name="Standard">
      <style:text-properties fo:color="#000000" loext:opacity="100%" style:font-name="Arial" fo:font-size="10pt" fo:font-style="normal" style:text-underline-style="none" fo:font-weight="normal" officeooo:rsid="0008bcb2" officeooo:paragraph-rsid="0008bcb2" style:font-size-asian="10pt" style:font-style-asian="normal" style:font-weight-asian="normal" style:font-weight-complex="normal"/>
    </style:style>
    <style:style style:name="P7" style:family="paragraph" style:parent-style-name="Standard">
      <style:text-properties fo:color="#000000" loext:opacity="100%" style:font-name="Arial" fo:font-size="10pt" fo:font-style="normal" fo:font-weight="normal" style:font-size-asian="10pt" style:font-style-asian="normal" style:font-weight-asian="normal" style:font-weight-complex="normal"/>
    </style:style>
    <style:style style:name="P8" style:family="paragraph" style:parent-style-name="Standard" style:list-style-name="L1">
      <style:text-properties fo:color="#000000" loext:opacity="100%" style:font-name="Arial" fo:font-size="10pt" fo:font-style="normal" fo:font-weight="normal" officeooo:rsid="000751e7" officeooo:paragraph-rsid="000751e7" style:font-size-asian="10pt" style:font-style-asian="normal" style:font-weight-asian="normal" style:font-weight-complex="normal"/>
    </style:style>
    <style:style style:name="P9" style:family="paragraph" style:parent-style-name="Standard">
      <style:text-properties fo:color="#000000" loext:opacity="100%" style:font-name="Arial" fo:font-size="10pt" fo:font-style="normal" fo:font-weight="normal" officeooo:rsid="000751e7" officeooo:paragraph-rsid="000751e7" style:font-size-asian="10pt" style:font-style-asian="normal" style:font-weight-asian="normal" style:font-weight-complex="normal"/>
    </style:style>
    <style:style style:name="P10" style:family="paragraph" style:parent-style-name="Standard" style:list-style-name="L1">
      <style:text-properties fo:color="#000000" loext:opacity="100%" style:font-name="Arial" fo:font-size="10pt" fo:font-style="normal" fo:font-weight="normal" officeooo:paragraph-rsid="000751e7" style:font-size-asian="10pt" style:font-style-asian="normal" style:font-weight-asian="normal" style:font-weight-complex="normal"/>
    </style:style>
    <style:style style:name="P11" style:family="paragraph" style:parent-style-name="Standard">
      <style:text-properties fo:color="#000000" loext:opacity="100%" style:font-name="Arial" fo:font-size="10pt" fo:font-style="normal" fo:font-weight="normal" officeooo:rsid="000a5dfa" officeooo:paragraph-rsid="00039f53" style:font-size-asian="10pt" style:font-style-asian="normal" style:font-weight-asian="normal" style:font-weight-complex="normal"/>
    </style:style>
    <style:style style:name="P12" style:family="paragraph" style:parent-style-name="Standard" style:list-style-name="L2">
      <style:text-properties fo:color="#000000" loext:opacity="100%" style:font-name="Arial" fo:font-size="10pt" fo:font-style="normal" fo:font-weight="normal" officeooo:rsid="000a5dfa" officeooo:paragraph-rsid="000a5dfa" style:font-size-asian="10pt" style:font-style-asian="normal" style:font-weight-asian="normal" style:font-weight-complex="normal"/>
    </style:style>
    <style:style style:name="P13" style:family="paragraph" style:parent-style-name="Standard">
      <style:text-properties fo:color="#000000" loext:opacity="100%" style:font-name="Arial" fo:font-size="10pt" fo:font-style="normal" fo:font-weight="normal" officeooo:rsid="00034dc5" officeooo:paragraph-rsid="00034dc5" style:font-size-asian="10pt" style:font-style-asian="normal" style:font-weight-asian="normal" style:font-weight-complex="normal"/>
    </style:style>
    <style:style style:name="P14" style:family="paragraph" style:parent-style-name="Standard">
      <style:text-properties fo:color="#000000" loext:opacity="100%" style:font-name="Arial" fo:font-size="10pt" fo:font-style="normal" fo:font-weight="normal" officeooo:rsid="00034dc5" officeooo:paragraph-rsid="000a5dfa" style:font-size-asian="10pt" style:font-style-asian="normal" style:font-weight-asian="normal" style:font-weight-complex="normal"/>
    </style:style>
    <style:style style:name="P15" style:family="paragraph" style:parent-style-name="Standard">
      <style:text-properties fo:color="#000000" loext:opacity="100%" style:font-name="Arial" fo:font-size="10pt" fo:font-style="normal" fo:font-weight="normal" officeooo:rsid="00039f53" officeooo:paragraph-rsid="00034dc5" style:font-size-asian="10pt" style:font-style-asian="normal" style:font-weight-asian="normal" style:font-weight-complex="normal"/>
    </style:style>
    <style:style style:name="P16" style:family="paragraph" style:parent-style-name="Standard">
      <style:text-properties fo:color="#000000" loext:opacity="100%" style:font-name="Arial" fo:font-size="10pt" fo:font-style="normal" fo:font-weight="normal" officeooo:rsid="00039f53" officeooo:paragraph-rsid="00056543" style:font-size-asian="10pt" style:font-style-asian="normal" style:font-weight-asian="normal" style:font-weight-complex="normal"/>
    </style:style>
    <style:style style:name="P17" style:family="paragraph" style:parent-style-name="Standard">
      <style:text-properties fo:color="#000000" loext:opacity="100%" style:font-name="Arial" fo:font-size="10pt" fo:font-style="normal" fo:font-weight="normal" officeooo:rsid="0008bcb2" officeooo:paragraph-rsid="0008bcb2" style:font-size-asian="10pt" style:font-style-asian="normal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000000" loext:opacity="100%" style:font-name="Arial" fo:font-size="10pt" fo:font-style="normal" fo:font-weight="bold" officeooo:rsid="00034dc5" officeooo:paragraph-rsid="00034dc5" style:font-size-asian="10pt" style:font-style-asian="normal" style:font-weight-asian="bold" style:font-weight-complex="bold"/>
    </style:style>
    <style:style style:name="P19" style:family="paragraph" style:parent-style-name="Standard">
      <style:text-properties fo:color="#000000" loext:opacity="100%" style:font-name="Arial" fo:font-size="14pt" fo:font-style="normal" style:text-underline-style="solid" style:text-underline-width="auto" style:text-underline-color="font-color" fo:font-weight="normal" officeooo:rsid="00034dc5" officeooo:paragraph-rsid="00034dc5" style:font-size-asian="14pt" style:font-style-asian="normal" style:font-weight-asian="normal" style:font-size-complex="14pt" style:font-weight-complex="normal"/>
    </style:style>
    <style:style style:name="P20" style:family="paragraph" style:parent-style-name="Standard">
      <style:text-properties fo:color="#000000" loext:opacity="100%" style:font-name="Arial" fo:font-size="14pt" fo:font-style="normal" style:text-underline-style="solid" style:text-underline-width="auto" style:text-underline-color="font-color" fo:font-weight="normal" officeooo:rsid="000751e7" officeooo:paragraph-rsid="000751e7" style:font-size-asian="14pt" style:font-style-asian="normal" style:font-weight-asian="normal" style:font-size-complex="14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style:font-name="Arial" fo:font-size="16pt" fo:font-style="normal" style:text-underline-style="none" fo:font-weight="bold" style:font-size-asian="16pt" style:font-style-asian="normal" style:font-weight-asian="bold" style:font-size-complex="16pt" style:font-weight-complex="bold"/>
    </style:style>
    <style:style style:name="P22" style:family="paragraph" style:parent-style-name="Standard" style:list-style-name="L2">
      <style:text-properties officeooo:paragraph-rsid="000a5dfa"/>
    </style:style>
    <style:style style:name="P23" style:family="paragraph" style:parent-style-name="Standard" style:list-style-name="L3">
      <style:text-properties officeooo:paragraph-rsid="000a5dfa"/>
    </style:style>
    <style:style style:name="P24" style:family="paragraph" style:parent-style-name="Standard">
      <style:text-properties officeooo:paragraph-rsid="00034dc5"/>
    </style:style>
    <style:style style:name="P25" style:family="paragraph" style:parent-style-name="Standard">
      <style:text-properties officeooo:paragraph-rsid="00039f53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tyle="normal" style:font-style-asian="normal"/>
    </style:style>
    <style:style style:name="T3" style:family="text">
      <style:text-properties fo:color="#000000" loext:opacity="100%" fo:font-style="italic" style:font-style-asian="italic"/>
    </style:style>
    <style:style style:name="T4" style:family="text">
      <style:text-properties fo:color="#000000" loext:opacity="100%" style:font-name="Arial" fo:font-size="10pt" fo:font-style="normal" fo:font-weight="normal" officeooo:rsid="000a5dfa" style:font-size-asian="10pt" style:font-style-asian="normal" style:font-weight-asian="normal" style:font-weight-complex="normal"/>
    </style:style>
    <style:style style:name="T5" style:family="text">
      <style:text-properties fo:color="#000000" loext:opacity="100%" style:font-name="Arial" fo:font-size="10pt" fo:font-style="normal" fo:font-weight="normal" officeooo:rsid="00039f53" style:font-size-asian="10pt" style:font-style-asian="normal" style:font-weight-asian="normal" style:font-weight-complex="normal"/>
    </style:style>
    <style:style style:name="T6" style:family="text">
      <style:text-properties fo:color="#000000" loext:opacity="100%" style:font-name="Arial" fo:font-size="10pt" fo:font-style="normal" fo:font-weight="normal" officeooo:rsid="00034dc5" style:font-size-asian="10pt" style:font-style-asian="normal" style:font-weight-asian="normal" style:font-weight-complex="normal"/>
    </style:style>
    <style:style style:name="T7" style:family="text">
      <style:text-properties fo:color="#000000" loext:opacity="100%" style:font-name="Arial" fo:font-size="10pt" fo:font-style="normal" fo:font-weight="normal" officeooo:rsid="000bb795" style:font-size-asian="10pt" style:font-style-asian="normal" style:font-weight-asian="normal" style:font-weight-complex="normal"/>
    </style:style>
    <style:style style:name="T8" style:family="text">
      <style:text-properties fo:color="#000000" loext:opacity="100%" style:font-name="Arial" fo:font-size="10pt" fo:font-style="normal" fo:font-weight="normal" officeooo:rsid="00056543" style:font-size-asian="10pt" style:font-style-asian="normal" style:font-weight-asian="normal" style:font-weight-complex="normal"/>
    </style:style>
    <style:style style:name="T9" style:family="text">
      <style:text-properties fo:color="#000000" loext:opacity="100%" style:font-name="Arial" fo:font-size="10pt" fo:font-style="normal" style:text-underline-style="solid" style:text-underline-width="auto" style:text-underline-color="font-color" fo:font-weight="normal" officeooo:rsid="000a5dfa" style:font-size-asian="10pt" style:font-style-asian="normal" style:font-weight-asian="normal" style:font-weight-complex="normal"/>
    </style:style>
    <style:style style:name="T10" style:family="text">
      <style:text-properties officeooo:rsid="0008bcb2"/>
    </style:style>
    <style:style style:name="T11" style:family="text">
      <style:text-properties officeooo:rsid="000a5dfa"/>
    </style:style>
    <style:style style:name="T12" style:family="text">
      <style:text-properties style:text-underline-style="none" style:font-size-complex="1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<text:s/></text:span><text:span text:style-name="T2">Laboratorio N</text:span><text:span text:style-name="T3"> </text:span><text:span text:style-name="T2">4</text:span></text:p>
      <text:p text:style-name="P21">Comunicación en sistemas embebidos</text:p>
      <text:p text:style-name="P21"/>
      <text:p text:style-name="P3">Actividad 1</text:p>
      <text:p text:style-name="P3"/>
      <text:p text:style-name="P5">Al consultar las direcciones asignadas por el router, se descubrió que la dirección reservada por el ISP para el Galileo es 192.168.0.83.</text:p>
      <text:p text:style-name="P1"/>
      <text:p text:style-name="P2">Se probaron distintas formas de ejecutar un programa dentro del Galileo. </text:p>
      <text:list xml:id="list408272139" text:style-name="L1">
        <text:list-item>
          <text:p text:style-name="P8">Se compiló y envió un código de prueba a través de la plataforma Eclipse.</text:p>
        </text:list-item>
      </text:list>
      <text:p text:style-name="P2"/>
      <text:list xml:id="list130136647085391" text:continue-numbering="true" text:style-name="L1">
        <text:list-item>
          <text:p text:style-name="P8">Se compiló y envió un código de prueba a través de la plataforma Eclipse y a través de ssh se accedió a la memoria del Galileo, particularmente a la dirección /tmp, donde se guardan los binarios que envía Eclipse. Por último se ejecutó el binario a través de ./</text:p>
        </text:list-item>
      </text:list>
      <text:p text:style-name="P2"/>
      <text:list xml:id="list130136253675934" text:continue-numbering="true" text:style-name="L1">
        <text:list-item>
          <text:p text:style-name="P8">Se compiló un código de prueba a través de la plataforma Eclipse, a través del comando sftp se envió el código compilado y a través de ssh se accedió a la memoria del Galileo, parti<text:span text:style-name="T10">cularmente a donde se eligió enviar el binario con sftp</text:span>. Por último se ejecutó el binario a través de ./</text:p>
        </text:list-item>
      </text:list>
      <text:p text:style-name="P2"/>
      <text:p text:style-name="P17">Debido a las pruebas realizadas, se descubrió que es posible ejecutar varios binarios al mismo tiempo, ya que el Galileo internamente tiene un SO.</text:p>
      <text:p text:style-name="P6"/>
      <text:list xml:id="list130136309940633" text:continue-numbering="true" text:style-name="L1">
        <text:list-header>
          <text:p text:style-name="P10"/>
        </text:list-header>
      </text:list>
      <text:p text:style-name="P19">Actividad 2</text:p>
      <text:p text:style-name="P15"/>
      <text:p text:style-name="P11">El protocolo que se diseñó para la comunicación es el siguiente:</text:p>
      <text:list xml:id="list1902495207" text:style-name="L2">
        <text:list-item>
          <text:p text:style-name="P22"><text:span text:style-name="T4">La comunicaciónm se realizaró entre un amo, G</text:span><text:span text:style-name="T5">alileo </text:span><text:span text:style-name="T4">y</text:span><text:span text:style-name="T5"> el esclavo, </text:span><text:span text:style-name="T4">A</text:span><text:span text:style-name="T5">rd</text:span><text:span text:style-name="T4">u</text:span><text:span text:style-name="T5">ino.</text:span></text:p>
        </text:list-item>
        <text:list-item>
          <text:p text:style-name="P12">Se hizo uso de las librerías mraa por parte de Galileo y de Wire por parte de Arduino.</text:p>
        </text:list-item>
        <text:list-item>
          <text:p text:style-name="P12">La estructura de los mensajes a intercambiar es la siguiente:</text:p>
        </text:list-item>
      </text:list>
      <text:p text:style-name="P18">*Tipo_mensaje/Payload/<text:span text:style-name="T11">T</text:span>amano*</text:p>
      <text:p text:style-name="P13"/>
      <text:p text:style-name="P14"><text:span text:style-name="T11"><text:tab/>D</text:span>onde:</text:p>
      <text:list xml:id="list2252597432" text:style-name="L3">
        <text:list-item>
          <text:p text:style-name="P23"><text:span text:style-name="T4">T</text:span><text:span text:style-name="T6">ipo_mensaje: un digito que representa el mensaje a enviar</text:span></text:p>
        </text:list-item>
        <text:list-item>
          <text:p text:style-name="P23"><text:span text:style-name="T4">P</text:span><text:span text:style-name="T6">ayload: </text:span><text:span text:style-name="T4">Serie de caracteres formados por una colección de </text:span><text:span text:style-name="T6">floats separados por ‘-’. </text:span><text:span text:style-name="T4">Este campo es vacío en el caso de los mensajes de pedido.</text:span></text:p>
        </text:list-item>
        <text:list-item>
          <text:p text:style-name="P23"><text:span text:style-name="T4">T</text:span><text:span text:style-name="T6">amano: </text:span><text:span text:style-name="T4">Un </text:span><text:span text:style-name="T5">uint8_t</text:span><text:span text:style-name="T6"> que representa la cantidad de chars en el mensaje.</text:span></text:p>
        </text:list-item>
      </text:list>
      <text:p text:style-name="P13"/>
      <text:p text:style-name="P24"><text:span text:style-name="T9">Nota</text:span><text:span text:style-name="T4">: Se eligió que T</text:span><text:span text:style-name="T6">ipo_mensaje </text:span><text:span text:style-name="T4">sea</text:span><text:span text:style-name="T6"> solo un caracter por aparentes limitaciones a</text:span><text:span text:style-name="T4">l</text:span><text:span text:style-name="T6"> </text:span><text:span text:style-name="T4">transmitir el mensaje a través de</text:span><text:span text:style-name="T6"> Wire.write</text:span><text:span text:style-name="T4">()</text:span><text:span text:style-name="T6">.</text:span></text:p>
      <text:p text:style-name="P13"/>
      <text:p text:style-name="P13"/>
      <text:p text:style-name="P25"><text:span text:style-name="T7">El beneficio</text:span><text:span text:style-name="T5"> de indicar el comienzo y fin del mensaje </text:span><text:span text:style-name="T7">es</text:span><text:span text:style-name="T5"> p</text:span><text:span text:style-name="T7">oder</text:span><text:span text:style-name="T5"> separar varios mensajes </text:span><text:span text:style-name="T7">que se transmiten</text:span><text:span text:style-name="T5"> seguidos. Si no tuvieramos </text:span><text:span text:style-name="T7">estos caracteres</text:span><text:span text:style-name="T5"> podr</text:span><text:span text:style-name="T7">í</text:span><text:span text:style-name="T5">amos </text:span><text:span text:style-name="T7">interpretar</text:span><text:span text:style-name="T5"> mal </text:span><text:span text:style-name="T7">los</text:span><text:span text:style-name="T5"> datos, </text:span><text:span text:style-name="T7">ya que podríamos tomar como payload</text:span><text:span text:style-name="T5"> </text:span><text:span text:style-name="T7">el</text:span><text:span text:style-name="T5"> encabezado de otro mensaje.</text:span></text:p>
      <text:p text:style-name="P16"/>
      <text:p text:style-name="P25"><text:span text:style-name="T7">N</text:span><text:span text:style-name="T5">ecesidad del caracter de escape: </text:span><text:span text:style-name="T8">p</text:span><text:span text:style-name="T7">uede</text:span><text:span text:style-name="T8"> ser necesario usar el ca</text:span><text:span text:style-name="T7">r</text:span><text:span text:style-name="T8">cater </text:span><text:span text:style-name="T7">elegido</text:span><text:span text:style-name="T8"> como comienzo y fin </text:span><text:span text:style-name="T7">para otros usos</text:span><text:span text:style-name="T8">. En esos casos el caracter de escape podr</text:span><text:span text:style-name="T7">í</text:span><text:span text:style-name="T8">a ser necesari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0-11-20T13:01:35.984000000</dc:date>
    <meta:editing-duration>PT32M47S</meta:editing-duration>
    <meta:editing-cycles>9</meta:editing-cycles>
    <meta:document-statistic meta:table-count="0" meta:image-count="0" meta:object-count="0" meta:page-count="1" meta:paragraph-count="22" meta:word-count="382" meta:character-count="2205" meta:non-whitespace-character-count="1851"/>
  </office:meta>
</office:document-meta>
</file>